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5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7.5cm"/>
      <style:paragraph-properties style:writing-mode="lr-tb"/>
    </style:style>
    <style:style style:name="gr17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7.5cm"/>
      <style:paragraph-properties style:writing-mode="lr-tb"/>
    </style:style>
    <style:style style:name="gr18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19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20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21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2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.231cm" fo:min-width="5.5cm"/>
      <style:paragraph-properties style:writing-mode="lr-tb"/>
    </style:style>
    <style:style style:name="gr24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3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3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3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loext:graphic-properties draw:fill-color="#ff6d6d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ffffff" loext:opacity="100%" fo:font-size="18pt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fo:font-size="18pt"/>
    </style:style>
    <style:style style:name="P16" style:family="paragraph">
      <loext:graphic-properties draw:fill-color="#168253"/>
      <style:paragraph-properties fo:text-align="center" style:writing-mode="lr-tb"/>
      <style:text-properties fo:color="#ffffff" loext:opacity="100%" fo:font-size="18pt"/>
    </style:style>
    <style:style style:name="P17" style:family="paragraph">
      <style:paragraph-properties fo:text-align="center" style:writing-mode="lr-tb"/>
      <style:text-properties fo:color="#000000" loext:opacity="100%" fo:font-size="18pt" fo:background-color="transparent"/>
    </style:style>
    <style:style style:name="P18" style:family="paragraph">
      <loext:graphic-properties draw:fill-color="#ffbf00"/>
      <style:paragraph-properties fo:text-align="center" style:writing-mode="lr-tb"/>
      <style:text-properties fo:color="#000000" loext:opacity="100%" fo:font-size="18pt" fo:background-color="transparent"/>
    </style:style>
    <style:style style:name="P19" style:family="paragraph">
      <loext:graphic-properties draw:fill-color="#c9211e"/>
      <style:paragraph-properties fo:text-align="center" style:writing-mode="lr-tb"/>
      <style:text-properties fo:color="#ffffff" loext:opacity="100%" fo:font-size="18pt"/>
    </style:style>
    <style:style style:name="P20" style:family="paragraph">
      <style:paragraph-properties fo:text-align="center" style:writing-mode="lr-tb"/>
      <style:text-properties fo:color="#000000" loext:opacity="100%" fo:font-size="18pt"/>
    </style:style>
    <style:style style:name="P21" style:family="paragraph">
      <loext:graphic-properties draw:fill-color="#dddddd"/>
      <style:paragraph-properties fo:text-align="center" style:writing-mode="lr-tb"/>
      <style:text-properties fo:color="#000000" loext:opacity="100%" fo:font-size="18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dde8cb"/>
      <style:paragraph-properties fo:text-align="center" style:writing-mode="lr-tb"/>
    </style:style>
    <style:style style:name="P24" style:family="paragraph">
      <loext:graphic-properties draw:fill-color="#dee6ef"/>
      <style:paragraph-properties fo:text-align="center" style:writing-mode="lr-tb"/>
    </style:style>
    <style:style style:name="P25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 fo:font-size="18pt"/>
    </style:style>
    <style:style style:name="T4" style:family="text">
      <style:text-properties fo:color="#000000" loext:opacity="100%" fo:font-size="18pt" fo:background-color="transparen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39cm" svg:y2="36.994cm" draw:start-shape="id1" draw:start-glue-point="2" draw:end-shape="id5" draw:end-glue-point="0" svg:d="M50000 24250v6372h-11000v6372" svg:viewBox="0 0 11001 12745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qu</text:span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9.25cm" svg:x2="16.5cm" svg:y2="29.25cm">
              <text:p/>
            </draw:line>
            <draw:custom-shape draw:style-name="gr10" draw:text-style-name="P5" draw:layer="layout" svg:width="4.61cm" svg:height="1.001cm" draw:transform="rotate (-0.000349065850398201) translate (16.39cm 28.7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68cm" svg:y="30.269cm">
          <text:p text:style-name="P1"><text:span text:style-name="T1">obtenir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8" draw:id="id8" draw:layer="layout" svg:width="3.25cm" svg:height="1.481cm" svg:x="5.75cm" svg:y="33.75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<text:span text:style-name="T1">obtenir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xml:id="id6" draw:id="id6" draw:layer="layout" svg:width="7cm" svg:height="1.481cm" svg:x="9cm" svg:y="36.5cm">
          <text:p text:style-name="P1"><text:span text:style-name="T1">lire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4.25cm" svg:height="1.481cm" svg:x="5.25cm" svg:y="40.5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5.5cm" svg:height="1.481cm" svg:x="3.25cm" svg:y="65.2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25cm" svg:height="1.481cm" svg:x="22.25cm" svg:y="33.75cm">
          <text:p text:style-name="P1"><text:span text:style-name="T1">incrementerOc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4.25cm" svg:height="1.481cm" svg:x="15.75cm" svg:y="40.51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25cm" svg:height="1.481cm" svg:x="3.25cm" svg:y="67.269cm">
          <text:p text:style-name="P1"><text:span text:style-name="T1">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0" draw:id="id10" draw:layer="layout" svg:width="4.25cm" svg:height="1.481cm" svg:x="13.5cm" svg:y="33.769cm">
          <text:p text:style-name="P1"><text:span text:style-name="T1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8cm" svg:x2="12.5cm" svg:y2="36.5cm" draw:start-shape="id2" draw:start-glue-point="2" draw:end-shape="id6" draw:end-glue-point="0" svg:d="M12500 29980v6520" svg:viewBox="0 0 1 6521">
          <text:p/>
        </draw:connector>
        <draw:connector draw:style-name="gr5" draw:text-style-name="P8" draw:layer="layout" svg:x1="12.5cm" svg:y1="37.981cm" svg:x2="17.875cm" svg:y2="40.519cm" draw:start-shape="id6" draw:start-glue-point="2" draw:end-shape="id7" draw:end-glue-point="0" svg:d="M12500 37981v1268h5375v1270" svg:viewBox="0 0 5376 2539">
          <text:p/>
        </draw:connector>
        <draw:connector draw:style-name="gr5" draw:text-style-name="P8" draw:layer="layout" svg:x1="12.5cm" svg:y1="29.981cm" svg:x2="7.375cm" svg:y2="33.75cm" draw:end-shape="id8" draw:end-glue-point="0" svg:d="M12500 29981v1634h-5125v2135" svg:viewBox="0 0 5126 3770">
          <text:p/>
        </draw:connector>
        <draw:connector draw:style-name="gr5" draw:text-style-name="P8" draw:layer="layout" svg:x1="12.5cm" svg:y1="37.981cm" svg:x2="7.375cm" svg:y2="40.5cm" draw:start-shape="id6" draw:start-glue-point="2" draw:end-shape="id9" draw:end-glue-point="0" svg:d="M12500 37981v1259h-5125v1260" svg:viewBox="0 0 5126 2520">
          <text:p/>
        </draw:connector>
        <draw:connector draw:style-name="gr5" draw:text-style-name="P8" xml:id="id11" draw:id="id11" draw:layer="layout" svg:x1="12.5cm" svg:y1="29.961cm" svg:x2="15.625cm" svg:y2="33.769cm" draw:end-shape="id10" draw:end-glue-point="0" svg:d="M12500 29961v1653h3125v2155" svg:viewBox="0 0 3126 3809">
          <text:p/>
        </draw:connector>
        <draw:connector draw:style-name="gr5" draw:text-style-name="P13" draw:layer="layout" draw:line-skew="2.04cm" svg:x1="12.5cm" svg:y1="29.961cm" svg:x2="24.375cm" svg:y2="33.75cm" draw:start-shape="id11" draw:start-glue-point="2" draw:end-shape="id12" draw:end-glue-point="0" svg:d="M12500 29961v1539h11875v2250" svg:viewBox="0 0 11876 3790">
          <text:p/>
        </draw:connector>
        <draw:custom-shape draw:style-name="gr16" draw:text-style-name="P15" draw:layer="layout" svg:width="8cm" svg:height="1.481cm" svg:x="9.5cm" svg:y="65.25cm">
          <text:p text:style-name="P14"><text:span text:style-name="T3">ArbreDeHuff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8cm" svg:height="1.481cm" svg:x="15cm" svg:y="67.269cm">
          <text:p text:style-name="P14"><text:span text:style-name="T3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94.625cm" svg:y2="10.019cm" draw:start-shape="id4" draw:start-glue-point="2" draw:end-shape="id13" draw:end-glue-point="0" svg:d="M83750 6019v1999h10875v2001" svg:viewBox="0 0 10876 4001">
          <text:p/>
        </draw:connector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.05cm" svg:y1="30.503cm" svg:x2="76.05cm" svg:y2="30.503cm">
            <text:p/>
          </draw:line>
          <draw:custom-shape draw:style-name="gr10" draw:text-style-name="P5" draw:layer="layout" svg:width="4.61cm" svg:height="1.001cm" draw:transform="rotate (-0.000349065850398201) translate (75.94cm 30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8" xml:id="id16" draw:id="id16" draw:layer="layout" svg:width="5.75cm" svg:height="1.481cm" svg:x="48cm" svg:y="35cm">
          <text:p text:style-name="P17"><text:span text:style-name="T4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75cm" svg:height="1.481cm" svg:x="23.5cm" svg:y="67.269cm">
          <text:p text:style-name="P17"><text:span text:style-name="T4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xml:id="id15" draw:id="id15" draw:layer="layout" svg:width="5.75cm" svg:height="1.481cm" svg:x="54.75cm" svg:y="35.019cm">
          <text:p text:style-name="P17"><text:span text:style-name="T4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xml:id="id24" draw:id="id24" draw:layer="layout" svg:width="7.5cm" svg:height="1.481cm" svg:x="81.25cm" svg:y="16cm">
          <text:p text:style-name="P17"><text:span text:style-name="T4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741cm" svg:x1="71.5cm" svg:y1="31.75cm" svg:x2="60.25cm" svg:y2="39.269cm" draw:start-shape="id3" draw:start-glue-point="2" draw:end-shape="id14" draw:end-glue-point="0" svg:d="M71500 31750v5500h-11250v2019" svg:viewBox="0 0 11251 7520">
          <text:p/>
        </draw:connector>
        <draw:connector draw:style-name="gr5" draw:text-style-name="P8" draw:layer="layout" svg:x1="71.5cm" svg:y1="31.75cm" svg:x2="57.625cm" svg:y2="35.019cm" draw:start-shape="id3" draw:start-glue-point="2" draw:end-shape="id15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16" draw:end-glue-point="0" svg:d="M71500 31750v1624h-20625v1626" svg:viewBox="0 0 20626 3251">
          <text:p/>
        </draw:connector>
        <draw:custom-shape draw:style-name="gr20" draw:text-style-name="P15" xml:id="id14" draw:id="id14" draw:layer="layout" svg:width="6cm" svg:height="1.481cm" svg:x="57.25cm" svg:y="39.269cm">
          <text:p text:style-name="P14"><text:span text:style-name="T3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9" draw:id="id19" draw:layer="layout" svg:width="6cm" svg:height="1.481cm" svg:x="63.75cm" svg:y="39.5cm">
          <text:p text:style-name="P14"><text:span text:style-name="T3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7" draw:id="id17" draw:layer="layout" svg:width="6cm" svg:height="1.481cm" svg:x="78.25cm" svg:y="41.769cm">
          <text:p text:style-name="P14"><text:span text:style-name="T3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8" draw:id="id18" draw:layer="layout" svg:width="6cm" svg:height="1.481cm" svg:x="71cm" svg:y="41.019cm">
          <text:p text:style-name="P14"><text:span text:style-name="T3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71.5cm" svg:y1="31.75cm" svg:x2="81.25cm" svg:y2="41.769cm" draw:start-shape="id3" draw:start-glue-point="2" draw:end-shape="id17" svg:d="M71500 31750v5009h9750v5010" svg:viewBox="0 0 9751 10020">
          <text:p/>
        </draw:connector>
        <draw:connector draw:style-name="gr5" draw:text-style-name="P8" draw:layer="layout" svg:x1="71.5cm" svg:y1="31.75cm" svg:x2="74cm" svg:y2="41.019cm" draw:start-shape="id3" draw:start-glue-point="2" draw:end-shape="id18" draw:end-glue-point="0" svg:d="M71500 31750v4634h2500v4635" svg:viewBox="0 0 2501 9270">
          <text:p/>
        </draw:connector>
        <draw:connector draw:style-name="gr5" draw:text-style-name="P8" draw:layer="layout" svg:x1="71.5cm" svg:y1="31.75cm" svg:x2="66.75cm" svg:y2="39.5cm" draw:start-shape="id3" draw:start-glue-point="2" draw:end-shape="id19" draw:end-glue-point="0" svg:d="M71500 31750v3874h-4750v3876" svg:viewBox="0 0 4751 7751">
          <text:p/>
        </draw:connector>
        <draw:custom-shape draw:style-name="gr21" draw:text-style-name="P19" xml:id="id20" draw:id="id20" draw:layer="layout" svg:width="6cm" svg:height="1.481cm" svg:x="92.75cm" svg:y="42.019cm">
          <text:p text:style-name="P14"><text:span text:style-name="T3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xml:id="id21" draw:id="id21" draw:layer="layout" svg:width="6cm" svg:height="1.481cm" svg:x="85.75cm" svg:y="41.769cm">
          <text:p text:style-name="P14"><text:span text:style-name="T3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6cm" svg:height="1.481cm" svg:x="18.5cm" svg:y="65.288cm">
          <text:p text:style-name="P14"><text:span text:style-name="T3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5.75cm" svg:y1="42.019cm" svg:x2="71.5cm" svg:y2="31.75cm" draw:start-shape="id20" draw:start-glue-point="0" draw:end-shape="id3" draw:end-glue-point="2" svg:d="M95750 42019v-5135h-24250v-5134" svg:viewBox="0 0 24251 10270">
          <text:p/>
        </draw:connector>
        <draw:connector draw:style-name="gr5" draw:text-style-name="P8" draw:layer="layout" svg:x1="71.5cm" svg:y1="31.75cm" svg:x2="88.75cm" svg:y2="41.769cm" draw:start-shape="id3" draw:start-glue-point="2" draw:end-shape="id21" draw:end-glue-point="0" svg:d="M71500 31750v5009h17250v5010" svg:viewBox="0 0 17251 10020">
          <text:p/>
        </draw:connector>
        <draw:custom-shape draw:style-name="gr13" draw:text-style-name="P11" xml:id="id25" draw:id="id25" draw:layer="layout" svg:width="4.25cm" svg:height="1.481cm" svg:x="71.75cm" svg:y="10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7" draw:id="id27" draw:layer="layout" svg:width="4.75cm" svg:height="1.481cm" svg:x="59cm" svg:y="10.01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6" draw:id="id26" draw:layer="layout" svg:width="4.75cm" svg:height="1.481cm" svg:x="64.75cm" svg:y="10.0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2" draw:id="id22" draw:layer="layout" svg:width="4.75cm" svg:height="1.481cm" svg:x="86.25cm" svg:y="10.019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3" draw:id="id13" draw:layer="layout" svg:width="4.75cm" svg:height="1.481cm" svg:x="92.25cm" svg:y="10.019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6cm" svg:height="1.481cm" svg:x="8.25cm" svg:y="67.288cm">
          <text:p text:style-name="P20"><text:span text:style-name="T5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8.625cm" svg:y2="10.019cm" draw:start-shape="id4" draw:start-glue-point="2" draw:end-shape="id22" draw:end-glue-point="0" svg:d="M83750 6019v1999h4875v2001" svg:viewBox="0 0 4876 4001">
          <text:p/>
        </draw:connector>
        <draw:connector draw:style-name="gr5" draw:text-style-name="P8" draw:layer="layout" svg:x1="82.375cm" svg:y1="14cm" svg:x2="85cm" svg:y2="16cm" draw:start-shape="id23" draw:start-glue-point="2" draw:end-shape="id24" draw:end-glue-point="0" svg:d="M82375 14000v999h2625v1001" svg:viewBox="0 0 2626 2001">
          <text:p/>
        </draw:connector>
        <draw:connector draw:style-name="gr5" draw:text-style-name="P8" draw:layer="layout" svg:x1="83.75cm" svg:y1="6.019cm" svg:x2="73.875cm" svg:y2="10cm" draw:start-shape="id4" draw:start-glue-point="2" draw:end-shape="id25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26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27" draw:end-glue-point="0" svg:d="M83750 6019v1999h-22375v2001" svg:viewBox="0 0 22376 4001">
          <text:p/>
        </draw:connector>
        <draw:g>
          <draw:line draw:style-name="gr9" draw:text-style-name="P3" draw:layer="layout" svg:x1="75cm" svg:y1="31.25cm" svg:x2="76cm" svg:y2="31.25cm">
            <text:p/>
          </draw:line>
          <draw:custom-shape draw:style-name="gr10" draw:text-style-name="P5" draw:layer="layout" svg:width="4.61cm" svg:height="1.001cm" draw:transform="rotate (-0.000349065850398201) translate (75.89cm 30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cm 15.751cm -0.517cm" svg:x1="71.5cm" svg:y1="31.75cm" svg:x2="71.5cm" svg:y2="30.269cm" draw:start-shape="id3" draw:start-glue-point="2" draw:end-shape="id3" draw:end-glue-point="0" svg:d="M71500 31750v500h11750v-3000h-11750v1019" svg:viewBox="0 0 11751 3001">
          <text:p/>
        </draw:connector>
        <draw:custom-shape draw:style-name="gr24" draw:text-style-name="P10" xml:id="id23" draw:id="id23" draw:layer="layout" svg:width="10.75cm" svg:height="1.481cm" svg:x="77cm" svg:y="12.519cm">
          <text:p text:style-name="P1"><text:span text:style-name="T1">concatenerCodesBinaires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2.375cm" svg:y2="12.519cm" draw:start-shape="id4" draw:start-glue-point="2" draw:end-shape="id23" draw:end-glue-point="0" svg:d="M83750 6019v3249h-1375v3251" svg:viewBox="0 0 1376 6501">
          <text:p/>
        </draw:connector>
        <draw:custom-shape draw:style-name="gr8" draw:text-style-name="P10" draw:layer="layout" svg:width="6cm" svg:height="1.481cm" svg:x="90.25cm" svg:y="18.519cm">
          <text:p text:style-name="P1"><text:span text:style-name="T1">Faire un compteur pour avoir la longueur des données compres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998cm" svg:x1="39cm" svg:y1="38.494cm" svg:x2="45.375cm" svg:y2="43.038cm" svg:d="M39000 38494v4019h6375v525" svg:viewBox="0 0 6376 4545">
          <text:p/>
        </draw:connector>
        <draw:connector draw:style-name="gr5" draw:text-style-name="P8" draw:layer="layout" draw:line-skew="2.01cm" svg:x1="39cm" svg:y1="38.475cm" svg:x2="32.25cm" svg:y2="42.994cm" svg:d="M39000 38475v4019h-6750v500" svg:viewBox="0 0 6751 4520">
          <text:p/>
        </draw:connector>
        <draw:g>
          <draw:g>
            <draw:custom-shape draw:style-name="gr25" draw:text-style-name="P23" draw:layer="layout" svg:width="4.119cm" svg:height="1.481cm" svg:x="30.25cm" svg:y="40.266cm">
              <text:p text:style-name="P22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9.25cm" svg:y1="41.001cm" svg:x2="30.25cm" svg:y2="41.001cm">
                <text:p/>
              </draw:line>
              <draw:custom-shape draw:style-name="gr26" draw:text-style-name="P7" draw:layer="layout" svg:width="4.61cm" svg:height="1.001cm" draw:transform="rotate (-0.000349065850398201) translate (24.75cm 40.498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369cm" svg:y1="41.326cm" svg:x2="35.369cm" svg:y2="41.326cm">
                  <text:p/>
                </draw:line>
                <draw:custom-shape draw:style-name="gr26" draw:text-style-name="P5" draw:layer="layout" svg:width="4.61cm" svg:height="1.001cm" draw:transform="rotate (-0.000349065850398201) translate (35.259cm 40.823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4.369cm" svg:y1="40.747cm" svg:x2="35.369cm" svg:y2="40.747cm">
                  <text:p/>
                </draw:line>
                <draw:custom-shape draw:style-name="gr26" draw:text-style-name="P5" draw:layer="layout" svg:width="4.61cm" svg:height="1.001cm" draw:transform="rotate (-0.000349065850398201) translate (35.259cm 40.244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7" draw:text-style-name="P23" draw:layer="layout" svg:width="3.25cm" svg:height="1.481cm" svg:x="43.75cm" svg:y="40.269cm">
              <text:p text:style-name="P22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0.747cm" svg:x2="43.75cm" svg:y2="40.747cm">
                <text:p/>
              </draw:line>
              <draw:custom-shape draw:style-name="gr26" draw:text-style-name="P7" draw:layer="layout" svg:width="4.61cm" svg:height="1.001cm" draw:transform="rotate (-0.000349065850398201) translate (38.25cm 40.24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1cm" svg:x2="48cm" svg:y2="41cm">
                  <text:p/>
                </draw:line>
                <draw:custom-shape draw:style-name="gr26" draw:text-style-name="P5" draw:layer="layout" svg:width="4.61cm" svg:height="1.001cm" draw:transform="rotate (-0.000349065850398201) translate (47.89cm 40.497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2.75cm" svg:y1="41.247cm" svg:x2="43.75cm" svg:y2="41.247cm">
                <text:p/>
              </draw:line>
              <draw:custom-shape draw:style-name="gr26" draw:text-style-name="P7" draw:layer="layout" svg:width="4.61cm" svg:height="1.001cm" draw:transform="rotate (-0.000349065850398201) translate (38.25cm 40.74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7" draw:text-style-name="P23" draw:layer="layout" svg:width="3.25cm" svg:height="1.481cm" svg:x="43.75cm" svg:y="43.019cm">
              <text:p text:style-name="P22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3.747cm" svg:x2="43.75cm" svg:y2="43.747cm">
                <text:p/>
              </draw:line>
              <draw:custom-shape draw:style-name="gr26" draw:text-style-name="P7" draw:layer="layout" svg:width="4.61cm" svg:height="1.001cm" draw:transform="rotate (-0.000349065850398201) translate (38.25cm 43.24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3.75cm" svg:x2="48cm" svg:y2="43.75cm">
                  <text:p/>
                </draw:line>
                <draw:custom-shape draw:style-name="gr26" draw:text-style-name="P5" draw:layer="layout" svg:width="4.61cm" svg:height="1.001cm" draw:transform="rotate (-0.000349065850398201) translate (47.89cm 43.247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8" draw:text-style-name="P23" draw:layer="layout" svg:width="2.5cm" svg:height="1.481cm" svg:x="31cm" svg:y="43.016cm">
              <text:p text:style-name="P22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cm" svg:y1="43.994cm" svg:x2="31cm" svg:y2="43.994cm">
                <text:p/>
              </draw:line>
              <draw:custom-shape draw:style-name="gr26" draw:text-style-name="P7" draw:layer="layout" svg:width="4.61cm" svg:height="1.001cm" draw:transform="rotate (-0.000349065850398201) translate (25.5cm 43.491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3.5cm" svg:y1="43.747cm" svg:x2="34.5cm" svg:y2="43.747cm">
                  <text:p/>
                </draw:line>
                <draw:custom-shape draw:style-name="gr26" draw:text-style-name="P5" draw:layer="layout" svg:width="4.61cm" svg:height="1.001cm" draw:transform="rotate (-0.000349065850398201) translate (34.39cm 43.244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cm" svg:y1="43.497cm" svg:x2="31cm" svg:y2="43.497cm">
                <text:p/>
              </draw:line>
              <draw:custom-shape draw:style-name="gr26" draw:text-style-name="P7" draw:layer="layout" svg:width="4.61cm" svg:height="1.001cm" draw:transform="rotate (-0.000349065850398201) translate (25.5cm 42.99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8" draw:id="id28">
            <draw:g>
              <draw:custom-shape draw:style-name="gr29" draw:text-style-name="P24" draw:layer="layout" svg:width="4.119cm" svg:height="1.481cm" svg:x="36.941cm" svg:y="45.013cm">
                <text:p text:style-name="P22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.941cm" svg:y1="45.748cm" svg:x2="36.941cm" svg:y2="45.748cm">
                  <text:p/>
                </draw:line>
                <draw:custom-shape draw:style-name="gr26" draw:text-style-name="P7" draw:layer="layout" svg:width="4.61cm" svg:height="1.001cm" draw:transform="rotate (-0.000349065850398201) translate (31.441cm 45.245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1.06cm" svg:y1="45.766cm" svg:x2="42.06cm" svg:y2="45.766cm">
                    <text:p/>
                  </draw:line>
                  <draw:custom-shape draw:style-name="gr26" draw:text-style-name="P5" draw:layer="layout" svg:width="4.61cm" svg:height="1.001cm" draw:transform="rotate (-0.000349065850398201) translate (41.95cm 45.26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9" draw:id="id29">
            <draw:g>
              <draw:custom-shape draw:style-name="gr30" draw:text-style-name="P23" draw:layer="layout" svg:width="4.25cm" svg:height="1.481cm" svg:x="30.25cm" svg:y="47.744cm">
                <text:p text:style-name="P22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.25cm" svg:y1="48.472cm" svg:x2="30.2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24.75cm 47.9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4.5cm" svg:y1="48.472cm" svg:x2="35.5cm" svg:y2="48.472cm">
                    <text:p/>
                  </draw:line>
                  <draw:custom-shape draw:style-name="gr26" draw:text-style-name="P5" draw:layer="layout" svg:width="4.61cm" svg:height="1.001cm" draw:transform="rotate (-0.000349065850398201) translate (35.39cm 47.96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32.375cm" svg:y2="47.744cm" draw:start-shape="id28" draw:start-glue-point="2" draw:end-shape="id29" draw:end-glue-point="0" svg:d="M39000 46494v750h-6625v500" svg:viewBox="0 0 6626 1251">
            <text:p/>
          </draw:connector>
          <draw:g xml:id="id30" draw:id="id30">
            <draw:g>
              <draw:custom-shape draw:style-name="gr32" draw:text-style-name="P23" draw:layer="layout" svg:width="4.75cm" svg:height="1.481cm" svg:x="42.5cm" svg:y="47.744cm">
                <text:p text:style-name="P22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.5cm" svg:y1="48.472cm" svg:x2="42.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37cm 47.969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25cm" svg:y1="48.494cm" svg:x2="48.25cm" svg:y2="48.494cm">
                    <text:p/>
                  </draw:line>
                  <draw:custom-shape draw:style-name="gr26" draw:text-style-name="P5" draw:layer="layout" svg:width="4.61cm" svg:height="1.001cm" draw:transform="rotate (-0.000349065850398201) translate (48.14cm 47.991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44.875cm" svg:y2="47.744cm" draw:start-shape="id28" draw:start-glue-point="2" draw:end-shape="id30" draw:end-glue-point="0" svg:d="M39000 46494v750h5875v500" svg:viewBox="0 0 5876 1251">
            <text:p/>
          </draw:connector>
          <draw:g xml:id="id32" draw:id="id32">
            <draw:g>
              <draw:custom-shape draw:style-name="gr33" draw:text-style-name="P23" draw:layer="layout" svg:width="5.5cm" svg:height="1.481cm" svg:x="30cm" svg:y="50.51cm">
                <text:p text:style-name="P22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50.991cm" svg:x2="30cm" svg:y2="50.991cm">
                  <text:p/>
                </draw:line>
                <draw:custom-shape draw:style-name="gr26" draw:text-style-name="P7" draw:layer="layout" svg:width="4.61cm" svg:height="1.001cm" draw:transform="rotate (-0.000349065850398201) translate (24.5cm 50.488cm)">
                  <text:p text:style-name="P6"><text:span text:style-name="T6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5cm" svg:y1="51.241cm" svg:x2="36.5cm" svg:y2="51.241cm">
                    <text:p/>
                  </draw:line>
                  <draw:custom-shape draw:style-name="gr26" draw:text-style-name="P5" draw:layer="layout" svg:width="4.61cm" svg:height="1.001cm" draw:transform="rotate (-0.000349065850398201) translate (36.39cm 50.738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9cm" svg:y1="51.494cm" svg:x2="30cm" svg:y2="51.494cm">
                  <text:p/>
                </draw:line>
                <draw:custom-shape draw:style-name="gr26" draw:text-style-name="P7" draw:layer="layout" svg:width="4.61cm" svg:height="1.001cm" draw:transform="rotate (-0.000349065850398201) translate (24.5cm 50.991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1" draw:id="id31">
            <draw:g>
              <draw:custom-shape draw:style-name="gr33" draw:text-style-name="P23" draw:layer="layout" svg:width="5.5cm" svg:height="1.481cm" svg:x="42cm" svg:y="50.516cm">
                <text:p text:style-name="P22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50.997cm" svg:x2="42cm" svg:y2="50.997cm">
                  <text:p/>
                </draw:line>
                <draw:custom-shape draw:style-name="gr26" draw:text-style-name="P7" draw:layer="layout" svg:width="4.61cm" svg:height="1.001cm" draw:transform="rotate (-0.000349065850398201) translate (36.5cm 50.494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5cm" svg:y1="51.247cm" svg:x2="48.5cm" svg:y2="51.247cm">
                    <text:p/>
                  </draw:line>
                  <draw:custom-shape draw:style-name="gr26" draw:text-style-name="P5" draw:layer="layout" svg:width="4.61cm" svg:height="1.001cm" draw:transform="rotate (-0.000349065850398201) translate (48.39cm 50.744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51.5cm" svg:x2="42cm" svg:y2="51.5cm">
                  <text:p/>
                </draw:line>
                <draw:custom-shape draw:style-name="gr26" draw:text-style-name="P7" draw:layer="layout" svg:width="4.61cm" svg:height="1.001cm" draw:transform="rotate (-0.000349065850398201) translate (36.5cm 50.997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3" draw:id="id33">
            <draw:g>
              <draw:custom-shape draw:style-name="gr28" draw:text-style-name="P23" draw:layer="layout" svg:width="2.5cm" svg:height="1.481cm" svg:x="37.75cm" svg:y="52.266cm">
                <text:p text:style-name="P22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6.75cm" svg:y1="52.747cm" svg:x2="37.75cm" svg:y2="52.747cm">
                  <text:p/>
                </draw:line>
                <draw:custom-shape draw:style-name="gr26" draw:text-style-name="P7" draw:layer="layout" svg:width="4.61cm" svg:height="1.001cm" draw:transform="rotate (-0.000349065850398201) translate (32.25cm 52.244cm)">
                  <text:p text:style-name="P6"><text:span text:style-name="T6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0.25cm" svg:y1="53cm" svg:x2="41.25cm" svg:y2="53cm">
                    <text:p/>
                  </draw:line>
                  <draw:custom-shape draw:style-name="gr26" draw:text-style-name="P5" draw:layer="layout" svg:width="4.61cm" svg:height="1.001cm" draw:transform="rotate (-0.000349065850398201) translate (41.14cm 52.497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6.75cm" svg:y1="53.25cm" svg:x2="37.75cm" svg:y2="53.25cm">
                  <text:p/>
                </draw:line>
                <draw:custom-shape draw:style-name="gr26" draw:text-style-name="P7" draw:layer="layout" svg:width="4.61cm" svg:height="1.001cm" draw:transform="rotate (-0.000349065850398201) translate (32.25cm 52.747cm)">
                  <text:p text:style-name="P6"><text:span text:style-name="T6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1.5cm" svg:x1="44.75cm" svg:y1="50.494cm" svg:x2="39cm" svg:y2="46.494cm" draw:start-shape="id31" draw:start-glue-point="0" draw:end-shape="id28" svg:d="M44750 50494v-500h-5750v-3500" svg:viewBox="0 0 5751 4001">
            <text:p/>
          </draw:connector>
          <draw:connector draw:style-name="gr31" draw:text-style-name="P25" draw:layer="layout" draw:line-skew="1.503cm" svg:x1="32.75cm" svg:y1="50.488cm" svg:x2="39cm" svg:y2="46.494cm" draw:start-shape="id32" draw:start-glue-point="0" draw:end-shape="id28" draw:end-glue-point="2" svg:d="M32750 50488v-494h6250v-3500" svg:viewBox="0 0 6251 3995">
            <text:p/>
          </draw:connector>
          <draw:connector draw:style-name="gr31" draw:text-style-name="P25" draw:layer="layout" svg:x1="39cm" svg:y1="46.494cm" svg:x2="39cm" svg:y2="52.244cm" draw:start-shape="id28" draw:start-glue-point="2" draw:end-shape="id33" draw:end-glue-point="0" svg:d="M39000 46494v5750" svg:viewBox="0 0 1 5751">
            <text:p/>
          </draw:connector>
        </draw:g>
        <draw:g xml:id="id5" draw:id="id5">
          <draw:g>
            <draw:custom-shape draw:style-name="gr34" draw:text-style-name="P24" draw:layer="layout" svg:width="5.119cm" svg:height="1.481cm" svg:x="36.441cm" svg:y="36.994cm">
              <text:p text:style-name="P22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5.441cm" svg:y1="37.725cm" svg:x2="36.441cm" svg:y2="37.725cm">
                <text:p/>
              </draw:line>
              <draw:custom-shape draw:style-name="gr26" draw:text-style-name="P7" draw:layer="layout" svg:width="4.61cm" svg:height="1.001cm" draw:transform="rotate (-0.000349065850398201) translate (30.941cm 37.222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1.56cm" svg:y1="37.748cm" svg:x2="42.56cm" svg:y2="37.748cm">
                  <text:p/>
                </draw:line>
                <draw:custom-shape draw:style-name="gr26" draw:text-style-name="P5" draw:layer="layout" svg:width="4.61cm" svg:height="1.001cm" draw:transform="rotate (-0.000349065850398201) translate (42.45cm 37.245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9cm" svg:y1="38.475cm" svg:x2="32.309cm" svg:y2="40.244cm" svg:d="M39000 38475v634h-6691v1135" svg:viewBox="0 0 6692 1770">
          <text:p/>
        </draw:connector>
        <draw:connector draw:style-name="gr5" draw:text-style-name="P8" draw:layer="layout" svg:x1="39cm" svg:y1="38.494cm" svg:x2="45.375cm" svg:y2="40.263cm" svg:d="M39000 38494v634h6375v1135" svg:viewBox="0 0 6376 1770">
          <text:p/>
        </draw:connector>
        <draw:connector draw:style-name="gr5" draw:text-style-name="P8" draw:layer="layout" svg:x1="39cm" svg:y1="38.494cm" svg:x2="39cm" svg:y2="45.032cm" svg:d="M39000 38494v6538" svg:viewBox="0 0 1 653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0T22:44:22.576182794</dc:date>
    <meta:editing-duration>PT2H6M5S</meta:editing-duration>
    <meta:editing-cycles>42</meta:editing-cycles>
    <meta:generator>LibreOffice/7.3.7.2$Linux_X86_64 LibreOffice_project/30$Build-2</meta:generator>
    <meta:document-statistic meta:object-count="234"/>
  </office:meta>
</office:document-meta>
</file>